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408" calcext:value-type="float">
            <text:p>85.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1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0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199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199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199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199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8688" calcext:value-type="float">
            <text:p>83.2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198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1048" calcext:value-type="float">
            <text:p>83.0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197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901</text:p>
          </table:table-cell>
          <table:table-cell office:value-type="string" calcext:value-type="string">
            <text:p>197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